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b6ff" officeooo:paragraph-rsid="0006b6ff"/>
    </style:style>
    <style:style style:name="P2" style:family="paragraph" style:parent-style-name="Standard">
      <style:text-properties officeooo:rsid="000a39ff" officeooo:paragraph-rsid="000a39ff"/>
    </style:style>
    <style:style style:name="P3" style:family="paragraph" style:parent-style-name="Standard">
      <style:text-properties officeooo:rsid="000c0da3" officeooo:paragraph-rsid="000c0da3"/>
    </style:style>
    <style:style style:name="P4" style:family="paragraph" style:parent-style-name="Standard">
      <style:text-properties officeooo:rsid="000c489f" officeooo:paragraph-rsid="000c489f"/>
    </style:style>
    <style:style style:name="P5" style:family="paragraph" style:parent-style-name="Standard">
      <style:text-properties officeooo:rsid="000f9bd9" officeooo:paragraph-rsid="000f9bd9"/>
    </style:style>
    <style:style style:name="P6" style:family="paragraph" style:parent-style-name="Standard">
      <style:text-properties officeooo:rsid="000f9bd9" officeooo:paragraph-rsid="00126e59"/>
    </style:style>
    <style:style style:name="P7" style:family="paragraph" style:parent-style-name="Standard">
      <style:text-properties style:text-underline-style="solid" style:text-underline-width="auto" style:text-underline-color="font-color" fo:font-weight="normal" officeooo:rsid="000f9bd9" officeooo:paragraph-rsid="000f9bd9" style:font-weight-asian="normal" style:font-weight-complex="normal"/>
    </style:style>
    <style:style style:name="P8" style:family="paragraph" style:parent-style-name="Standard">
      <style:text-properties fo:font-style="italic" officeooo:rsid="000f9bd9" officeooo:paragraph-rsid="000f9bd9" style:font-style-asian="italic" style:font-style-complex="italic"/>
    </style:style>
    <style:style style:name="P9" style:family="paragraph" style:parent-style-name="Standard">
      <style:text-properties fo:font-style="italic" officeooo:rsid="000f9bd9" officeooo:paragraph-rsid="00126e59" style:font-style-asian="italic" style:font-style-complex="italic"/>
    </style:style>
    <style:style style:name="P10" style:family="paragraph" style:parent-style-name="Standard">
      <style:text-properties fo:font-style="normal" officeooo:rsid="000f9bd9" officeooo:paragraph-rsid="00126e59" style:font-style-asian="normal" style:font-style-complex="normal"/>
    </style:style>
    <style:style style:name="P11" style:family="paragraph" style:parent-style-name="Standard">
      <style:paragraph-properties fo:padding="0.074cm" fo:border-left="none" fo:border-right="none" fo:border-top="none" fo:border-bottom="0.99pt solid #000000" style:join-border="false"/>
      <style:text-properties officeooo:rsid="000f9bd9" officeooo:paragraph-rsid="000f9bd9"/>
    </style:style>
    <style:style style:name="T1" style:family="text">
      <style:text-properties officeooo:rsid="0006ef94"/>
    </style:style>
    <style:style style:name="T2" style:family="text">
      <style:text-properties officeooo:rsid="0008695c"/>
    </style:style>
    <style:style style:name="T3" style:family="text">
      <style:text-properties officeooo:rsid="000b6a9d"/>
    </style:style>
    <style:style style:name="T4" style:family="text">
      <style:text-properties officeooo:rsid="000ddf80"/>
    </style:style>
    <style:style style:name="T5" style:family="text">
      <style:text-properties fo:font-weight="bold" style:font-weight-asian="bold" style:font-weight-complex="bold"/>
    </style:style>
    <style:style style:name="T6" style:family="text">
      <style:text-properties officeooo:rsid="00115007"/>
    </style:style>
    <style:style style:name="T7" style:family="text">
      <style:text-properties officeooo:rsid="00126e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f : créer une page web (non hébergée)/appli web permettant de télécharger et gérer ses playlists Spotify. L’appli se lie à votre compte Spotify pour exporter les playlists, puis vous pourrez télécharger des musiques individuellement sur votre disque dur. L’appli pourra aussi vous signaler lorsqu’une modification (ajout ou suppression d’une musique) a été faite sur une playlist, les musiques qui sont disponible localement auront un drapeau pour les repérer. Le but est de télécharger les musiques de Spotify à la meilleure qualité <text:span text:style-name="T1">(formats flac,mp3,alac?) </text:span>possible en passant par le DDL (aucun client nécessaire, tout passe par le navigateur). <text:span text:style-name="T2">Le tout sans avoir à payer ou à créer de compte supplémentaire ou à installer des logiciels. Interface très simple et intuitive, responsive. </text:span></text:p>
      <text:p text:style-name="P2">Y’aura une sorte de synchronisation entre un téléchargement torrent sur le serveur distant et l’interface utilisateur web en temps réel, avancement du téléchargement,poids,nom,etc…</text:p>
      <text:p text:style-name="P2">Une fois le téléchargement torrent terminé, un bouton ‘get’ apparaît pour signaler que la musique est disponible en téléchargement DDL. Si l’utilisateur ne clique pas, le fichier reste sur le serveur et se supprimera tout seul au bout de 1-5jours. <text:span text:style-name="T3">Si possible utiliser un logiciel pour crypter/decrypter (ne pas stocker les fichiers musiques tel quel car illégal), faire comme mega.co.nz.</text:span></text:p>
      <text:p text:style-name="P3">Possibilité d’utiliser l’appli web comme lecteur (lit les fichiers locaux flac, etc.….. ? Je sais pas si c’est possible technologiquement parlant)</text:p>
      <text:p text:style-name="P3"/>
      <text:p text:style-name="P4">Etapes : </text:p>
      <text:p text:style-name="P4"/>
      <text:p text:style-name="P4">1)Création de la page web qui <text:span text:style-name="T6">demande </text:span>au client de lier son compte Spotify à l’appli web (autorisation permanente grace à cookie ? Je sais pas comment ca marche/si c’est possible). <text:span text:style-name="T4">Ajout des chemins (persistance par cookie?).</text:span></text:p>
      <text:p text:style-name="P4"/>
      <text:p text:style-name="P5">2)</text:p>
      <text:p text:style-name="P11"/>
      <text:p text:style-name="P5"/>
      <text:p text:style-name="P7">Utilisation en tant que client :</text:p>
      <text:p text:style-name="P5"/>
      <text:p text:style-name="P5">(<text:span text:style-name="T5">Je considère que j’ai déjà quelques playlists spotify enregistrés sur mon compte</text:span>)</text:p>
      <text:p text:style-name="P5"/>
      <text:p text:style-name="P5">-Je lance l’appli web</text:p>
      <text:p text:style-name="P5">-<text:span text:style-name="T5">Si c’est la première utilisation</text:span>, je lie mon compte Spotify</text:p>
      <text:p text:style-name="P5">-<text:span text:style-name="T5">Si c’est la première utilisation</text:span>, je sélectionne un dossier où se téléchargeront les musiques (de préférence dédié à ça pour limiter le temps d’analyse)</text:p>
      <text:p text:style-name="P5">(l’appli web se rafraichit après la saisie du/des chemin(s))</text:p>
      <text:p text:style-name="P8">*<text:span text:style-name="T7">affichage des playlists avec les musiques correspondantes*</text:span></text:p>
      <text:p text:style-name="P5">-Je choisis la musique que je veux télécharger, j’appuie sur le bouton ‘télécharger’ pour faire une requete de téléchargement au serveur.</text:p>
      <text:p text:style-name="P8">*apparition d’une barre de progression/pourcentage;synchro avec le client p2p du serveur*</text:p>
      <text:p text:style-name="P6">-Lorsque la barre est remplie/100 %, je clique sur le bouton ‘get’ pour télécharger le fichier dans mon répertoire </text:p>
      <text:p text:style-name="P9">*sélection du répertoire s’il y en a plusieurs*</text:p>
      <text:p text:style-name="P10">*<text:span text:style-name="T7">affichage ‘téléchargement termin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22:36:01.779000000</meta:creation-date>
    <dc:date>2018-12-19T23:03:37.734000000</dc:date>
    <meta:editing-duration>PT27M32S</meta:editing-duration>
    <meta:editing-cycles>13</meta:editing-cycles>
    <meta:generator>LibreOffice/5.1.5.2$Windows_x86 LibreOffice_project/7a864d8825610a8c07cfc3bc01dd4fce6a9447e5</meta:generator>
    <meta:document-statistic meta:table-count="0" meta:image-count="0" meta:object-count="0" meta:page-count="1" meta:paragraph-count="19" meta:word-count="400" meta:character-count="2638" meta:non-whitespace-character-count="2254"/>
  </office:meta>
</office:document-meta>
</file>